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subtitle">
      <style:graphic-properties draw:fill-color="#ffffff" draw:auto-grow-height="true" fo:min-height="12.17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title">
      <style:graphic-properties fo:min-height="3.506cm"/>
    </style:style>
    <style:style style:name="pr5" style:family="presentation" style:parent-style-name="Padrão-outline1">
      <style:graphic-properties fo:min-height="11.93cm"/>
    </style:style>
    <style:style style:name="T1" style:family="text">
      <style:text-properties style:text-line-through-style="solid"/>
    </style:style>
    <style:style style:name="T2" style:family="text">
      <style:text-properties fo:color="#0066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ratona de Programação</text:p>
          </draw:text-box>
        </draw:frame>
        <draw:frame presentation:style-name="pr2" draw:layer="layout" svg:width="25.199cm" svg:height="12.179cm" svg:x="2.201cm" svg:y="4.914cm" presentation:class="subtitle">
          <draw:text-box>
            <text:p>PETECO 2014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ratona de Programação</text:p>
          </draw:text-box>
        </draw:frame>
        <draw:frame presentation:style-name="pr5" draw:layer="layout" svg:width="25.199cm" svg:height="12.18cm" svg:x="2.201cm" svg:y="4.914cm" presentation:class="outline">
          <draw:text-box>
            <text:list text:style-name="L2">
              <text:list-item>
                <text:p>Revisão</text:p>
                <text:list>
                  <text:list-item>
                    <text:p>Entrada e saída padrão</text:p>
                  </text:list-item>
                </text:list>
              </text:list-item>
              <text:list-item>
                <text:p>Comentário Problemas</text:p>
                <text:list>
                  <text:list-item>
                    <text:p>The 3n+1 Problem (<text:span text:style-name="T1">guardar resultados intermediários</text:span>)</text:p>
                  </text:list-item>
                  <text:list-item>
                    <text:p>Check the Check (melhor maneira de testar diagonal)</text:p>
                  </text:list-item>
                  <text:list-item>
                    <text:p>Australian Voting (limite vetor off-by-one erro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im</text:p>
          </draw:text-box>
        </draw:frame>
        <draw:frame presentation:style-name="pr5" draw:layer="layout" svg:width="25.199cm" svg:height="12.18cm" svg:x="2.201cm" svg:y="4.914cm" presentation:class="outline">
          <draw:text-box>
            <text:list text:style-name="L2">
              <text:list-item>
                <text:p>Abrir dois terminais (alt+tab)</text:p>
              </text:list-item>
              <text:list-item>
                <text:p>Editar arquivo .vimrc</text:p>
              </text:list-item>
              <text:list-item>
                <text:p>'i' vai para o estado de inserção</text:p>
                <text:list>
                  <text:list-item>
                    <text:p>ctrl + n para auto completar</text:p>
                  </text:list-item>
                  <text:list-item>
                    <text:p>ctrl + shift + c para copiar</text:p>
                  </text:list-item>
                  <text:list-item>
                    <text:p>shift + insert para colar</text:p>
                  </text:list-item>
                </text:list>
              </text:list-item>
              <text:list-item>
                <text:p>'esc' volta para o estado inicial/navegaçã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im</text:p>
          </draw:text-box>
        </draw:frame>
        <draw:frame presentation:style-name="pr5" draw:layer="layout" svg:width="25.199cm" svg:height="14.286cm" svg:x="2.201cm" svg:y="4.914cm" presentation:class="outline" presentation:user-transformed="true">
          <draw:text-box>
            <text:list text:style-name="L2">
              <text:list-item>
                <text:p>No estado de navegação</text:p>
                <text:list>
                  <text:list-item>
                    <text:p>hjkl navegação (equivale as flexinhas do teclado)</text:p>
                  </text:list-item>
                  <text:list-item>
                    <text:p>:w &lt;enter&gt; salva</text:p>
                  </text:list-item>
                  <text:list-item>
                    <text:p>:wq &lt;enter&gt; salva e sai</text:p>
                  </text:list-item>
                  <text:list-item>
                    <text:p>:q! sai sem salvar</text:p>
                  </text:list-item>
                  <text:list-item>
                    <text:p>u undo</text:p>
                  </text:list-item>
                  <text:list-item>
                    <text:p>:&lt;número&gt; vai a linha &lt;número&gt;</text:p>
                  </text:list-item>
                  <text:list-item>
                    <text:p>/&lt;palavra busca por &lt;palavra&gt;</text:p>
                    <text:list>
                      <text:list-item>
                        <text:p>n next, próxima palavra encontrad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n pages</text:p>
          </draw:text-box>
        </draw:frame>
        <draw:frame presentation:style-name="pr5" draw:layer="layout" svg:width="25.199cm" svg:height="12.18cm" svg:x="2.201cm" svg:y="4.914cm" presentation:class="outline">
          <draw:text-box>
            <text:list text:style-name="L2">
              <text:list-item>
                <text:p>Mesmos comandos para navegar no vim</text:p>
              </text:list-item>
              <text:list-item>
                <text:p>man qsort</text:p>
                <text:list>
                  <text:list-item>
                    <text:p>Exemplo de ordenação de string's</text:p>
                  </text:list-item>
                </text:list>
              </text:list-item>
              <text:list-item>
                <text:p>man scanf, printf</text:p>
              </text:list-item>
              <text:list-item>
                <text:p>man toupper, tolower, is alpha</text:p>
              </text:list-item>
              <text:list-item>
                <text:p>man sqrt, strlen, strcmp</text:p>
              </text:list-item>
              <text:list-item>
                <text:p>Inclui apenas pacotes do c standard libr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struturas de Dados</text:p>
          </draw:text-box>
        </draw:frame>
        <draw:frame presentation:style-name="pr5" draw:layer="layout" svg:width="25.199cm" svg:height="12.18cm" svg:x="2.201cm" svg:y="4.914cm" presentation:class="outline">
          <draw:text-box>
            <text:list text:style-name="L2">
              <text:list-item>
                <text:p>Pilha (Stack – busca em profundidade)</text:p>
              </text:list-item>
              <text:list-item>
                <text:p>Fila (Queue – busca em largura/nível)</text:p>
              </text:list-item>
              <text:list-item>
                <text:p>HashTable (Dictionaries)</text:p>
              </text:list-item>
              <text:list-item>
                <text:p><text:span text:style-name="T1">Fila Prioritária (Priority Queue)</text:span></text:p>
              </text:list-item>
              <text:list-item>
                <text:p><text:span text:style-name="T1">Sets</text:span></text:p>
              </text:list-item>
              <text:list-item>
                <text:p><text:span text:style-name="T1">Funções prontas do st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rcícios</text:p>
          </draw:text-box>
        </draw:frame>
        <draw:frame presentation:style-name="pr5" draw:layer="layout" svg:width="25.199cm" svg:height="14.486cm" svg:x="2.201cm" svg:y="4.914cm" presentation:class="outline" presentation:user-transformed="true">
          <draw:text-box>
            <text:list text:style-name="L2">
              <text:list-item>
                <text:p><text:span text:style-name="T2"><text:a xlink:href="http://www.programming-challenges.com/english/pdfs/110203.pdf" xlink:type="simple">Hartals</text:a></text:span></text:p>
              </text:list-item>
              <text:list-item>
                <text:p>Vetor simples</text:p>
                <text:list>
                  <text:list-item>
                    <text:p><text:span text:style-name="T2"><text:a xlink:href="http://www.programming-challenges.com/english/pdfs/110201.pdf" xlink:type="simple">Jolly Jumpers</text:a></text:span></text:p>
                  </text:list-item>
                  <text:list-item>
                    <text:p><text:span text:style-name="T2"><text:a xlink:href="http://www.programming-challenges.com/english/pdfs/110202.pdf" xlink:type="simple">Poker Hands</text:a></text:span> (qsort)</text:p>
                  </text:list-item>
                  <text:list-item>
                    <text:p><text:span text:style-name="T2"><text:a xlink:href="http://www.programming-challenges.com/english/pdfs/110205.pdf" xlink:type="simple">Stack'm Up</text:a></text:span></text:p>
                  </text:list-item>
                  <text:list-item>
                    <text:p><text:span text:style-name="T2"><text:a xlink:href="http://www.programming-challenges.com/english/pdfs/110207.pdf" xlink:type="simple">Contest Scoreboard</text:a></text:span></text:p>
                  </text:list-item>
                  <text:list-item>
                    <text:p><text:span text:style-name="T2"><text:a xlink:href="http://www.programming-challenges.com/english/pdfs/110208.pdf" xlink:type="simple">Yahtzee</text:a></text:span> (qsort)</text:p>
                  </text:list-item>
                </text:list>
              </text:list-item>
              <text:list-item>
                <text:p>Busca em Largura e Profundidade</text:p>
                <text:list>
                  <text:list-item>
                    <text:p><text:span text:style-name="T2"><text:a xlink:href="http://www.programming-challenges.com/english/pdfs/110204.pdf" xlink:type="simple">Crypt Kicker</text:a></text:span></text:p>
                  </text:list-item>
                  <text:list-item>
                    <text:p><text:span text:style-name="T2"><text:a xlink:href="http://www.programming-challenges.com/english/pdfs/110206.pdf" xlink:type="simple">Erdös Numbers</text:a></text:span> (usa Hash Tab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svg:stroke-color="#ffffff" draw:fill="none" draw:fill-color="#ffffff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svg:stroke-color="#ffffff" draw:fill="solid" draw:fill-color="#0066cc" draw:textarea-vertical-align="middle" draw:auto-grow-height="false"/>
    </style:style>
    <style:style style:name="Mpr3" style:family="presentation" style:parent-style-name="Padrão-backgroundobjects">
      <style:graphic-properties draw:stroke="none" svg:stroke-color="#ffffff" draw:fill="solid" draw:fill-color="#0066cc" draw:textarea-vertical-align="middle" draw:auto-grow-height="false"/>
    </style:style>
    <style:style style:name="Mpr4" style:family="presentation" style:parent-style-name="Padrão-backgroundobjects">
      <style:graphic-properties svg:stroke-color="#0066cc" draw:fill="solid" draw:fill-color="#0066cc" draw:textarea-vertical-align="middle" draw:auto-grow-height="false"/>
    </style:style>
    <style:style style:name="Mpr5" style:family="presentation" style:parent-style-name="Padrão-backgroundobjects">
      <style:graphic-properties svg:stroke-color="#ffffff" draw:fill="solid" draw:fill-color="#ffffff" draw:textarea-vertical-align="middle" draw:auto-grow-height="false"/>
    </style:style>
    <style:style style:name="Mpr6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7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2.201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draw:custom-shape presentation:style-name="Mpr2" draw:text-style-name="MP4" draw:layer="backgroundobjects" svg:width="2.778cm" svg:height="18.2cm" svg:x="-0.578cm" svg:y="3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4" draw:layer="backgroundobjects" svg:width="28.578cm" svg:height="4.343cm" svg:x="-0.578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4" draw:layer="backgroundobjects" svg:width="3.2cm" svg:height="3.8cm" svg:x="1.4cm" svg:y="3.4cm">
        <text:p/>
        <draw:enhanced-geometry svg:viewBox="0 0 21600 21600" draw:mirror-horizontal="false" draw:mirror-vertical="false" draw:type="block-arc" draw:modifiers="180 5400" draw:enhanced-path="B 0 0 21600 21600 ?f4 ?f3 ?f2 ?f3 W ?f5 ?f5 ?f6 ?f6 ?f2 ?f3 ?f4 ?f3 Z N">
          <draw:equation draw:name="f0" draw:formula="10800*cos($0 *(pi/180))"/>
          <draw:equation draw:name="f1" draw:formula="10800*sin($0 *(pi/180))"/>
          <draw:equation draw:name="f2" draw:formula="?f0 +10800"/>
          <draw:equation draw:name="f3" draw:formula="?f1 +10800"/>
          <draw:equation draw:name="f4" draw:formula="21600-?f2 "/>
          <draw:equation draw:name="f5" draw:formula="10800-$1 "/>
          <draw:equation draw:name="f6" draw:formula="10800+$1 "/>
          <draw:equation draw:name="f7" draw:formula="?f5 *cos($0 *(pi/180))"/>
          <draw:equation draw:name="f8" draw:formula="?f5 *sin($0 *(pi/180))"/>
          <draw:handle draw:handle-position="$1 $0" draw:handle-polar="10800 10800" draw:handle-radius-range-minimum="0" draw:handle-radius-range-maximum="10800"/>
        </draw:enhanced-geometry>
      </draw:custom-shape>
      <draw:custom-shape presentation:style-name="Mpr5" draw:text-style-name="MP4" draw:layer="backgroundobjects" svg:width="2.6cm" svg:height="1.057cm" svg:x="3cm" svg:y="4.343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4" draw:layer="backgroundobjects" svg:width="2.8cm" svg:height="1.057cm" svg:x="7.963cm" svg:y="7.36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icardo Costa</meta:initial-creator>
    <meta:creation-date>2014-02-05T22:50:36.824247434</meta:creation-date>
    <dc:date>2014-02-14T16:06:30</dc:date>
    <dc:creator>Ricardo Costa</dc:creator>
    <meta:editing-duration>PT39M4S</meta:editing-duration>
    <meta:editing-cycles>8</meta:editing-cycles>
    <meta:generator>LibreOffice/3.5$Linux_X86_64 LibreOffice_project/350m1$Build-2</meta:generator>
    <meta:document-statistic meta:object-count="54"/>
  </office:meta>
</office:document-meta>
</file>